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Valu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primitive_boolean.test_emptyS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primitive_boolean.test_str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primitive_boolean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